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5842" officeooo:paragraph-rsid="000258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les exercices Node </text:p>
      <text:p text:style-name="P1"/>
      <text:p text:style-name="P1">LEARN YOU THE NODE.JS FOR MUCH WIN! <text:s/></text:p>
      <text:p text:style-name="P1"><text:s text:c="3"/></text:p>
      <text:p text:style-name="P1"><text:s/>## HELLO WORLD (Exercise 1 of 13) <text:s/></text:p>
      <text:p text:style-name="P1"><text:s text:c="3"/></text:p>
      <text:p text:style-name="P1"><text:s text:c="2"/>Create a file named hello-world.js. <text:s/></text:p>
      <text:p text:style-name="P1"><text:s text:c="3"/></text:p>
      <text:p text:style-name="P1"><text:s text:c="2"/>Write a program that prints the text "HELLO WORLD" to the console <text:s/></text:p>
      <text:p text:style-name="P1"><text:s text:c="2"/>(stdout). <text:s/></text:p>
      <text:p text:style-name="P1"><text:s text:c="3"/></text:p>
      <text:p text:style-name="P1"><text:s/>───────────────────────────────────────────────────────────────────────────── <text:s/></text:p>
      <text:p text:style-name="P1"><text:s text:c="3"/></text:p>
      <text:p text:style-name="P1"><text:s/>## HINTS <text:s/></text:p>
      <text:p text:style-name="P1"><text:s text:c="3"/></text:p>
      <text:p text:style-name="P1"><text:s text:c="2"/>To make a Node.js program, create a new file with a .js extension and <text:s/></text:p>
      <text:p text:style-name="P1"><text:s text:c="2"/>start writing JavaScript! Execute your program by running it with the node <text:s/></text:p>
      <text:p text:style-name="P1"><text:s text:c="2"/>command. e.g.: <text:s/></text:p>
      <text:p text:style-name="P1"><text:s text:c="3"/></text:p>
      <text:p text:style-name="P1"><text:s text:c="5"/>$ node hello-world.js <text:s/></text:p>
      <text:p text:style-name="P1"><text:s text:c="3"/></text:p>
      <text:p text:style-name="P1"><text:s text:c="2"/>You can write to the console in the same way as in the browser: <text:s/></text:p>
      <text:p text:style-name="P1"><text:s text:c="3"/></text:p>
      <text:p text:style-name="P1"><text:s text:c="5"/>console.log('text') <text:s/></text:p>
      <text:p text:style-name="P1"><text:s text:c="3"/></text:p>
      <text:p text:style-name="P1"><text:s text:c="2"/>When you are done, you must run: <text:s/></text:p>
      <text:p text:style-name="P1"><text:s text:c="3"/></text:p>
      <text:p text:style-name="P1"><text:s text:c="5"/>$ learnyounode verify hello-world.js <text:s/></text:p>
      <text:p text:style-name="P1"><text:s text:c="3"/></text:p>
      <text:p text:style-name="P1"><text:s text:c="2"/>to proceed. Your program will be tested, a report will be generated, and <text:s/></text:p>
      <text:p text:style-name="P1"><text:s text:c="2"/>the lesson will be marked 'completed' if you are successful. <text:s/></text:p>
      <text:p text:style-name="P1"><text:s text:c="3"/></text:p>
      <text:p text:style-name="P1"><text:s/>───────────────────────────────────────────────────────────────────────────── <text:s/></text:p>
      <text:p text:style-name="P1"><text:s text:c="3"/></text:p>
      <text:p text:style-name="P1"><text:s text:c="3"/>» To print these instructions again, run: learnyounode print <text:s text:c="17"/></text:p>
      <text:p text:style-name="P1"><text:s text:c="3"/>» To execute your program in a test environment, run: learnyounode run <text:s text:c="75"/></text:p>
      <text:p text:style-name="P1"><text:s text:c="5"/>program.js <text:s text:c="65"/></text:p>
      <text:p text:style-name="P1"><text:s text:c="3"/>» To verify your program, run: learnyounode verify program.js <text:s text:c="16"/></text:p>
      <text:p text:style-name="P1"><text:s text:c="3"/>» For help run: learnyounode help <text:s text:c="2"/></text:p>
      <text:p text:style-name="P1"/>
      <text:p text:style-name="P1"/>
      <text:p text:style-name="P1"/>
      <text:p text:style-name="P1"/>
      <text:p text:style-name="P1">*********************************************************************</text:p>
      <text:p text:style-name="P1"/>
      <text:p text:style-name="P1"/>
      <text:p text:style-name="P1">LEARN YOU THE NODE.JS FOR MUCH WIN! <text:s/></text:p>
      <text:p text:style-name="P1"><text:soft-page-break/><text:s text:c="3"/></text:p>
      <text:p text:style-name="P1"><text:s/>## HELLO WORLD (Exercise 1 of 13) <text:s/></text:p>
      <text:p text:style-name="P1"><text:s text:c="3"/></text:p>
      <text:p text:style-name="P1"><text:s text:c="2"/>Create a file named hello-world.js. <text:s/></text:p>
      <text:p text:style-name="P1"><text:s text:c="3"/></text:p>
      <text:p text:style-name="P1"><text:s text:c="2"/>Write a program that prints the text "HELLO WORLD" to the console <text:s/></text:p>
      <text:p text:style-name="P1"><text:s text:c="2"/>(stdout). <text:s/></text:p>
      <text:p text:style-name="P1"><text:s text:c="3"/></text:p>
      <text:p text:style-name="P1"><text:s/>───────────────────────────────────────────────────────────────────────────── <text:s/></text:p>
      <text:p text:style-name="P1"><text:s text:c="3"/></text:p>
      <text:p text:style-name="P1"><text:s/>## HINTS <text:s/></text:p>
      <text:p text:style-name="P1"><text:s text:c="3"/></text:p>
      <text:p text:style-name="P1"><text:s text:c="2"/>To make a Node.js program, create a new file with a .js extension and <text:s/></text:p>
      <text:p text:style-name="P1"><text:s text:c="2"/>start writing JavaScript! Execute your program by running it with the node <text:s/></text:p>
      <text:p text:style-name="P1"><text:s text:c="2"/>command. e.g.: <text:s/></text:p>
      <text:p text:style-name="P1"><text:s text:c="3"/></text:p>
      <text:p text:style-name="P1"><text:s text:c="5"/>$ node hello-world.js <text:s/></text:p>
      <text:p text:style-name="P1"><text:s text:c="3"/></text:p>
      <text:p text:style-name="P1"><text:s text:c="2"/>You can write to the console in the same way as in the browser: <text:s/></text:p>
      <text:p text:style-name="P1"><text:s text:c="3"/></text:p>
      <text:p text:style-name="P1"><text:s text:c="5"/>console.log('text') <text:s/></text:p>
      <text:p text:style-name="P1"><text:s text:c="3"/></text:p>
      <text:p text:style-name="P1"><text:s text:c="2"/>When you are done, you must run: <text:s/></text:p>
      <text:p text:style-name="P1"><text:s text:c="3"/></text:p>
      <text:p text:style-name="P1"><text:s text:c="5"/>$ learnyounode verify hello-world.js <text:s/></text:p>
      <text:p text:style-name="P1"><text:s text:c="3"/></text:p>
      <text:p text:style-name="P1"><text:s text:c="2"/>to proceed. Your program will be tested, a report will be generated, and <text:s/></text:p>
      <text:p text:style-name="P1"><text:s text:c="2"/>the lesson will be marked 'completed' if you are successful. <text:s/></text:p>
      <text:p text:style-name="P1"><text:s text:c="3"/></text:p>
      <text:p text:style-name="P1"><text:s/>───────────────────────────────────────────────────────────────────────────── <text:s/></text:p>
      <text:p text:style-name="P1"><text:s text:c="3"/></text:p>
      <text:p text:style-name="P1"><text:s text:c="3"/>» To print these instructions again, run: learnyounode print <text:s text:c="17"/></text:p>
      <text:p text:style-name="P1"><text:s text:c="3"/>» To execute your program in a test environment, run: learnyounode run <text:s text:c="75"/></text:p>
      <text:p text:style-name="P1"><text:s text:c="5"/>program.js <text:s text:c="65"/></text:p>
      <text:p text:style-name="P1"><text:s text:c="3"/>» To verify your program, run: learnyounode verify program.js <text:s text:c="16"/></text:p>
      <text:p text:style-name="P1"><text:s text:c="3"/>» For help run: learnyounode help <text:s text:c="2"/></text:p>
      <text:p text:style-name="P1">***************************************************************</text:p>
      <text:p text:style-name="P1"/>
      <text:p text:style-name="P1"><text:s/># LEARN YOU THE NODE.JS FOR MUCH WIN! <text:s/></text:p>
      <text:p text:style-name="P1"><text:s text:c="3"/></text:p>
      <text:p text:style-name="P1"><text:s/>## MY FIRST I/O! (Exercise 3 of 13) <text:s/></text:p>
      <text:p text:style-name="P1"><text:s text:c="3"/></text:p>
      <text:p text:style-name="P1"><text:s text:c="2"/>Create a file named my-first-io.js. <text:s/></text:p>
      <text:p text:style-name="P1"><text:s text:c="3"/></text:p>
      <text:p text:style-name="P1"><text:s text:c="2"/>Write a program that uses a single synchronous filesystem operation to <text:s/></text:p>
      <text:p text:style-name="P1"><text:s text:c="2"/>read a file and print the number of newlines (\n) it contains to the <text:s/></text:p>
      <text:p text:style-name="P1"><text:s text:c="2"/>console (stdout), similar to running cat file | wc -l. <text:s/></text:p>
      <text:p text:style-name="P1"><text:s text:c="3"/></text:p>
      <text:p text:style-name="P1"><text:soft-page-break/><text:s text:c="2"/>The full path to the file to read will be provided as the first <text:s/></text:p>
      <text:p text:style-name="P1"><text:s text:c="2"/>command-line argument (i.e., process.argv[2]). You do not need to make <text:s/></text:p>
      <text:p text:style-name="P1"><text:s text:c="2"/>your own test file. <text:s/></text:p>
      <text:p text:style-name="P1"><text:s text:c="3"/></text:p>
      <text:p text:style-name="P1"><text:s/>───────────────────────────────────────────────────────────────────────────── <text:s/></text:p>
      <text:p text:style-name="P1"><text:s text:c="3"/></text:p>
      <text:p text:style-name="P1"><text:s/>## HINTS <text:s/></text:p>
      <text:p text:style-name="P1"><text:s text:c="3"/></text:p>
      <text:p text:style-name="P1"><text:s text:c="2"/>To perform a filesystem operation you are going to need the fs module from <text:s/></text:p>
      <text:p text:style-name="P1"><text:s text:c="2"/>the Node core library. To load this kind of module, or any other "global" <text:s/></text:p>
      <text:p text:style-name="P1"><text:s text:c="2"/>module, use the following incantation: <text:s/></text:p>
      <text:p text:style-name="P1"><text:s text:c="3"/></text:p>
      <text:p text:style-name="P1"><text:s text:c="5"/>const fs = require('fs') <text:s/></text:p>
      <text:p text:style-name="P1"><text:s text:c="3"/></text:p>
      <text:p text:style-name="P1"><text:s text:c="2"/>Now you have the full fs module available in a variable named fs. <text:s/></text:p>
      <text:p text:style-name="P1"><text:s text:c="3"/></text:p>
      <text:p text:style-name="P1"><text:s text:c="2"/>All synchronous (or blocking) filesystem methods in the fs module end with <text:s/></text:p>
      <text:p text:style-name="P1"><text:s text:c="2"/>'Sync'. To read a file, you'll need to use <text:s/></text:p>
      <text:p text:style-name="P1"><text:s text:c="2"/>fs.readFileSync('/path/to/file'). This method will return a Buffer object <text:s/></text:p>
      <text:p text:style-name="P1"><text:s text:c="2"/>containing the complete contents of the file. <text:s/></text:p>
      <text:p text:style-name="P1"><text:s text:c="3"/></text:p>
      <text:p text:style-name="P1"><text:s text:c="2"/>Documentation on the fs module can be found by pointing your browser here: <text:s/></text:p>
      <text:p text:style-name="P1"><text:s text:c="2"/>file:///usr/lib/node_modules/learnyounode/docs-nodejs/fs.html <text:s/></text:p>
      <text:p text:style-name="P1"><text:s text:c="3"/></text:p>
      <text:p text:style-name="P1"><text:s text:c="2"/>Buffer objects are Node's way of efficiently representing arbitrary arrays <text:s/></text:p>
      <text:p text:style-name="P1"><text:s text:c="2"/>of data, whether it be ascii, binary or some other format. Buffer objects <text:s/></text:p>
      <text:p text:style-name="P1"><text:s text:c="2"/>can be converted to strings by simply calling the toString() method on <text:s/></text:p>
      <text:p text:style-name="P1"><text:s text:c="2"/>them. e.g. const str = buf.toString(). <text:s/></text:p>
      <text:p text:style-name="P1"><text:s text:c="3"/></text:p>
      <text:p text:style-name="P1"><text:s text:c="2"/>Documentation on Buffers can be found by pointing your browser here: <text:s/></text:p>
      <text:p text:style-name="P1"><text:s text:c="2"/>file:///usr/lib/node_modules/learnyounode/docs-nodejs/buffer.html <text:s/></text:p>
      <text:p text:style-name="P1"><text:s text:c="3"/></text:p>
      <text:p text:style-name="P1"><text:s text:c="2"/>If you're looking for an easy way to count the number of newlines in a <text:s/></text:p>
      <text:p text:style-name="P1"><text:s text:c="2"/>string, recall that a JavaScript String can be .split() into an array of <text:s/></text:p>
      <text:p text:style-name="P1"><text:s text:c="2"/>substrings and that '\n' can be used as a delimiter. Note that the test <text:s/></text:p>
      <text:p text:style-name="P1"><text:s text:c="2"/>file does not have a newline character ('\n') at the end of the last line, <text:s/></text:p>
      <text:p text:style-name="P1"><text:s text:c="2"/>so using this method you'll end up with an array that has one more element <text:s/></text:p>
      <text:p text:style-name="P1"><text:s text:c="2"/>than the number of newlines. <text:s/></text:p>
      <text:p text:style-name="P1"><text:s text:c="3"/></text:p>
      <text:p text:style-name="P1"><text:s text:c="2"/>Check to see if your program is correct by running this command: <text:s/></text:p>
      <text:p text:style-name="P1"><text:s text:c="3"/></text:p>
      <text:p text:style-name="P1"><text:s text:c="5"/>$ learnyounode verify my-first-io.js <text:s/></text:p>
      <text:p text:style-name="P1"><text:s text:c="3"/></text:p>
      <text:p text:style-name="P1"><text:s/>───────────────────────────────────────────────────────────────────────────── <text:s/></text:p>
      <text:p text:style-name="P1"><text:s text:c="3"/></text:p>
      <text:p text:style-name="P1"><text:s text:c="3"/>» To print these instructions again, run: learnyounode print <text:s text:c="17"/></text:p>
      <text:p text:style-name="P1"><text:s text:c="3"/>» To execute your program in a test environment, run: learnyounode run <text:s text:c="75"/></text:p>
      <text:p text:style-name="P1"><text:s text:c="5"/>program.js <text:s text:c="65"/></text:p>
      <text:p text:style-name="P1"><text:soft-page-break/><text:s text:c="3"/>» To verify your program, run: learnyounode verify program.js <text:s text:c="16"/></text:p>
      <text:p text:style-name="P1"><text:s text:c="3"/>» For help run: learnyounode help </text:p>
      <text:p text:style-name="P1"/>
      <text:p text:style-name="P1">****************************************************</text:p>
      <text:p text:style-name="P1"/>
      <text:p text:style-name="P1"><text:s text:c="3"/></text:p>
      <text:p text:style-name="P1"><text:s/># LEARN YOU THE NODE.JS FOR MUCH WIN! <text:s/></text:p>
      <text:p text:style-name="P1"><text:s text:c="3"/></text:p>
      <text:p text:style-name="P1"><text:s/>## MY FIRST ASYNC I/O! (Exercise 4 of 13) <text:s/></text:p>
      <text:p text:style-name="P1"><text:s text:c="3"/></text:p>
      <text:p text:style-name="P1"><text:s text:c="2"/>Create a file named my-first-async-io.js. <text:s/></text:p>
      <text:p text:style-name="P1"><text:s text:c="3"/></text:p>
      <text:p text:style-name="P1"><text:s text:c="2"/>Write a program that uses a single asynchronous filesystem operation to <text:s/></text:p>
      <text:p text:style-name="P1"><text:s text:c="2"/>read a file and print the number of newlines it contains to the console <text:s/></text:p>
      <text:p text:style-name="P1"><text:s text:c="2"/>(stdout), similar to running cat file | wc -l. <text:s/></text:p>
      <text:p text:style-name="P1"><text:s text:c="3"/></text:p>
      <text:p text:style-name="P1"><text:s text:c="2"/>The full path to the file to read will be provided as the first <text:s/></text:p>
      <text:p text:style-name="P1"><text:s text:c="2"/>command-line argument. <text:s/></text:p>
      <text:p text:style-name="P1"><text:s text:c="3"/></text:p>
      <text:p text:style-name="P1"><text:s/>───────────────────────────────────────────────────────────────────────────── <text:s/></text:p>
      <text:p text:style-name="P1"><text:s text:c="3"/></text:p>
      <text:p text:style-name="P1"><text:s/># HINTS <text:s/></text:p>
      <text:p text:style-name="P1"><text:s text:c="3"/></text:p>
      <text:p text:style-name="P1"><text:s text:c="2"/>The solution to this problem is almost the same as the previous problem <text:s/></text:p>
      <text:p text:style-name="P1"><text:s text:c="2"/>except you must now do it the Node.js way: asynchronous. <text:s/></text:p>
      <text:p text:style-name="P1"><text:s text:c="3"/></text:p>
      <text:p text:style-name="P1"><text:s text:c="2"/>Instead of fs.readFileSync() you will want to use fs.readFile() and <text:s/></text:p>
      <text:p text:style-name="P1"><text:s text:c="2"/>instead of using the return value of this method you need to collect the <text:s/></text:p>
      <text:p text:style-name="P1"><text:s text:c="2"/>value from a callback function that you pass in as the second argument. To <text:s/></text:p>
      <text:p text:style-name="P1"><text:s text:c="2"/>learn more about callbacks, check out: <text:s/></text:p>
      <text:p text:style-name="P1"><text:s text:c="2"/>(https://github.com/maxogden/art-of-node#callbacks). <text:s/></text:p>
      <text:p text:style-name="P1"><text:s text:c="3"/></text:p>
      <text:p text:style-name="P1"><text:s text:c="2"/>Remember that idiomatic Node.js callbacks normally have the signature: <text:s/></text:p>
      <text:p text:style-name="P1"><text:s text:c="3"/></text:p>
      <text:p text:style-name="P1"><text:s text:c="5"/>function callback (err, data) { /* ... */ } <text:s/></text:p>
      <text:p text:style-name="P1"><text:s text:c="3"/></text:p>
      <text:p text:style-name="P1"><text:s text:c="2"/>so you can check if an error occurred by checking whether the first <text:s/></text:p>
      <text:p text:style-name="P1"><text:s text:c="2"/>argument is truthy. If there is no error, you should have your Buffer <text:s/></text:p>
      <text:p text:style-name="P1"><text:s text:c="2"/>object as the second argument. As with readFile(), you can supply 'utf8' <text:s/></text:p>
      <text:p text:style-name="P1"><text:s text:c="2"/>as the second argument and put the callback as the third argument and you <text:s/></text:p>
      <text:p text:style-name="P1"><text:s text:c="2"/>will get a String instead of a Buffer. <text:s/></text:p>
      <text:p text:style-name="P1"><text:s text:c="3"/></text:p>
      <text:p text:style-name="P1"><text:s text:c="2"/>Documentation on the fs module can be found by pointing your browser here: <text:s/></text:p>
      <text:p text:style-name="P1"><text:s text:c="2"/>file:///usr/lib/node_modules/learnyounode/docs-nodejs/fs.html <text:s/></text:p>
      <text:p text:style-name="P1"><text:s text:c="3"/></text:p>
      <text:p text:style-name="P1"><text:s text:c="2"/>Check to see if your program is correct by running this command: <text:s/></text:p>
      <text:p text:style-name="P1"><text:s text:c="3"/></text:p>
      <text:p text:style-name="P1"><text:s text:c="5"/>$ learnyounode verify my-first-async-io.js <text:s/></text:p>
      <text:p text:style-name="P1"><text:s text:c="3"/></text:p>
      <text:p text:style-name="P1"><text:soft-page-break/><text:s/>───────────────────────────────────────────────────────────────────────────── <text:s/></text:p>
      <text:p text:style-name="P1"><text:s text:c="3"/></text:p>
      <text:p text:style-name="P1"><text:s text:c="3"/>» To print these instructions again, run: learnyounode print <text:s text:c="17"/></text:p>
      <text:p text:style-name="P1"><text:s text:c="3"/>» To execute your program in a test environment, run: learnyounode run <text:s text:c="75"/></text:p>
      <text:p text:style-name="P1"><text:s text:c="5"/>program.js <text:s text:c="65"/></text:p>
      <text:p text:style-name="P1"><text:s text:c="3"/>» To verify your program, run: learnyounode verify program.js <text:s text:c="16"/></text:p>
      <text:p text:style-name="P1"><text:s text:c="3"/>» For help run: learnyounode help <text:s/></text:p>
      <text:p text:style-name="P1"/>
      <text:p text:style-name="P1">********************************************************************</text:p>
      <text:p text:style-name="P1"/>
      <text:p text:style-name="P1"><text:s/># LEARN YOU THE NODE.JS FOR MUCH WIN! <text:s/></text:p>
      <text:p text:style-name="P1"><text:s text:c="3"/></text:p>
      <text:p text:style-name="P1"><text:s/>## FILTERED LS (Exercise 5 of 13) <text:s/></text:p>
      <text:p text:style-name="P1"><text:s text:c="3"/></text:p>
      <text:p text:style-name="P1"><text:s text:c="2"/>Create a file named filtered-ls.js. <text:s/></text:p>
      <text:p text:style-name="P1"><text:s text:c="3"/></text:p>
      <text:p text:style-name="P1"><text:s text:c="2"/>Create a program that prints a list of files in a given directory, <text:s/></text:p>
      <text:p text:style-name="P1"><text:s text:c="2"/>filtered by the extension of the files. You will be provided a directory <text:s/></text:p>
      <text:p text:style-name="P1"><text:s text:c="2"/>name as the first argument to your program (e.g. '/path/to/dir/') and a <text:s/></text:p>
      <text:p text:style-name="P1"><text:s text:c="2"/>file extension to filter by as the second argument. <text:s/></text:p>
      <text:p text:style-name="P1"><text:s text:c="3"/></text:p>
      <text:p text:style-name="P1"><text:s text:c="2"/>For example, if you get 'txt' as the second argument then you will need to <text:s/></text:p>
      <text:p text:style-name="P1"><text:s text:c="2"/>filter the list to only files that end with .txt. Note that the second <text:s/></text:p>
      <text:p text:style-name="P1"><text:s text:c="2"/>argument will not come prefixed with a '.'. <text:s/></text:p>
      <text:p text:style-name="P1"><text:s text:c="3"/></text:p>
      <text:p text:style-name="P1"><text:s text:c="2"/>Keep in mind that the first arguments of your program are not the first <text:s/></text:p>
      <text:p text:style-name="P1"><text:s text:c="2"/>values of the process.argv array, as the first two values are reserved for <text:s/></text:p>
      <text:p text:style-name="P1"><text:s text:c="2"/>system info by Node. <text:s/></text:p>
      <text:p text:style-name="P1"><text:s text:c="3"/></text:p>
      <text:p text:style-name="P1"><text:s text:c="2"/>The list of files should be printed to the console, one file per line. You <text:s/></text:p>
      <text:p text:style-name="P1"><text:s text:c="2"/>must use asynchronous I/O. <text:s/></text:p>
      <text:p text:style-name="P1"><text:s text:c="3"/></text:p>
      <text:p text:style-name="P1"><text:s/>───────────────────────────────────────────────────────────────────────────── <text:s/></text:p>
      <text:p text:style-name="P1"><text:s text:c="3"/></text:p>
      <text:p text:style-name="P1"><text:s/>## HINTS <text:s/></text:p>
      <text:p text:style-name="P1"><text:s text:c="3"/></text:p>
      <text:p text:style-name="P1"><text:s text:c="2"/>The fs.readdir() method takes a pathname as its first argument and a <text:s/></text:p>
      <text:p text:style-name="P1"><text:s text:c="2"/>callback as its second. The callback signature is: <text:s/></text:p>
      <text:p text:style-name="P1"><text:s text:c="3"/></text:p>
      <text:p text:style-name="P1"><text:s text:c="5"/>function callback (err, list) { /* ... */ } <text:s/></text:p>
      <text:p text:style-name="P1"><text:s text:c="3"/></text:p>
      <text:p text:style-name="P1"><text:s text:c="2"/>where list is an array of filename strings. <text:s/></text:p>
      <text:p text:style-name="P1"><text:s text:c="3"/></text:p>
      <text:p text:style-name="P1"><text:s text:c="2"/>Documentation on the fs module can be found by pointing your browser here: <text:s/></text:p>
      <text:p text:style-name="P1"><text:s text:c="2"/>file:///usr/lib/node_modules/learnyounode/docs-nodejs/fs.html <text:s/></text:p>
      <text:p text:style-name="P1"><text:s text:c="3"/></text:p>
      <text:p text:style-name="P1"><text:s text:c="2"/>You may also find node's path module helpful, particularly the extname <text:s/></text:p>
      <text:p text:style-name="P1"><text:s text:c="2"/>method. <text:s/></text:p>
      <text:p text:style-name="P1"><text:soft-page-break/><text:s text:c="3"/></text:p>
      <text:p text:style-name="P1"><text:s text:c="2"/>Documentation on the path module can be found by pointing your browser <text:s/></text:p>
      <text:p text:style-name="P1"><text:s text:c="2"/>here: file:///usr/lib/node_modules/learnyounode/docs-nodejs/path.html <text:s/></text:p>
      <text:p text:style-name="P1"><text:s text:c="3"/></text:p>
      <text:p text:style-name="P1"><text:s text:c="2"/>Check to see if your program is correct by running this command: <text:s/></text:p>
      <text:p text:style-name="P1"><text:s text:c="3"/></text:p>
      <text:p text:style-name="P1"><text:s text:c="5"/>$ learnyounode verify filtered-ls.js <text:s/></text:p>
      <text:p text:style-name="P1"><text:s text:c="3"/></text:p>
      <text:p text:style-name="P1"><text:s/>───────────────────────────────────────────────────────────────────────────── <text:s/></text:p>
      <text:p text:style-name="P1"><text:s text:c="3"/></text:p>
      <text:p text:style-name="P1"><text:s text:c="3"/>» To print these instructions again, run: learnyounode print <text:s text:c="17"/></text:p>
      <text:p text:style-name="P1"><text:s text:c="3"/>» To execute your program in a test environment, run: learnyounode run <text:s text:c="75"/></text:p>
      <text:p text:style-name="P1"><text:s text:c="5"/>program.js <text:s text:c="65"/></text:p>
      <text:p text:style-name="P1"><text:s text:c="3"/>» To verify your program, run: learnyounode verify program.js <text:s text:c="16"/></text:p>
      <text:p text:style-name="P1"><text:s text:c="3"/>» For help run: learnyounode help </text:p>
      <text:p text:style-name="P1"/>
      <text:p text:style-name="P1">******************************************************************</text:p>
      <text:p text:style-name="P1"/>
      <text:p text:style-name="P1"/>
      <text:p text:style-name="P1"><text:s/># LEARN YOU THE NODE.JS FOR MUCH WIN! <text:s/></text:p>
      <text:p text:style-name="P1"><text:s text:c="3"/></text:p>
      <text:p text:style-name="P1"><text:s/>## MAKE IT MODULAR (Exercise 6 of 13) <text:s/></text:p>
      <text:p text:style-name="P1"><text:s text:c="3"/></text:p>
      <text:p text:style-name="P1"><text:s text:c="2"/>Create two files named make-it-modular.js and mymodule.js. <text:s/></text:p>
      <text:p text:style-name="P1"><text:s text:c="3"/></text:p>
      <text:p text:style-name="P1"><text:s text:c="2"/>This problem is the same as the previous but introduces the concept of <text:s/></text:p>
      <text:p text:style-name="P1"><text:s text:c="2"/>modules. You will need to create two files to solve this. <text:s/></text:p>
      <text:p text:style-name="P1"><text:s text:c="3"/></text:p>
      <text:p text:style-name="P1"><text:s text:c="2"/>Create a program that prints a list of files in a given directory, <text:s/></text:p>
      <text:p text:style-name="P1"><text:s text:c="2"/>filtered by the extension of the files. The first argument is the <text:s/></text:p>
      <text:p text:style-name="P1"><text:s text:c="2"/>directory name and the second argument is the extension filter. Print the <text:s/></text:p>
      <text:p text:style-name="P1"><text:s text:c="2"/>list of files (one file per line) to the console. You must use <text:s/></text:p>
      <text:p text:style-name="P1"><text:s text:c="2"/>asynchronous I/O. <text:s/></text:p>
      <text:p text:style-name="P1"><text:s text:c="3"/></text:p>
      <text:p text:style-name="P1"><text:s text:c="2"/>You must write a module file (mymodule.js) to do most of the work. The <text:s/></text:p>
      <text:p text:style-name="P1"><text:s text:c="2"/>module must export a single function that takes three arguments: the <text:s/></text:p>
      <text:p text:style-name="P1"><text:s text:c="2"/>directory name, the filename extension string and your callback function, <text:s/></text:p>
      <text:p text:style-name="P1"><text:s text:c="2"/>in that order. Don't alter the filename extension string in any way before <text:s/></text:p>
      <text:p text:style-name="P1"><text:s text:c="2"/>passing it to your module. <text:s/></text:p>
      <text:p text:style-name="P1"><text:s text:c="3"/></text:p>
      <text:p text:style-name="P1"><text:s text:c="2"/>The callback function must be called using the idiomatic node(err, data) <text:s/></text:p>
      <text:p text:style-name="P1"><text:s text:c="2"/>convention. This convention stipulates that unless there's an error, the <text:s/></text:p>
      <text:p text:style-name="P1"><text:s text:c="2"/>first argument passed to the callback will be null, and the second will be <text:s/></text:p>
      <text:p text:style-name="P1"><text:s text:c="2"/>your data. In this exercise, the data will be your filtered list of files, <text:s/></text:p>
      <text:p text:style-name="P1"><text:s text:c="2"/>as an Array. If you receive an error, e.g. from your call to <text:s/></text:p>
      <text:p text:style-name="P1"><text:s text:c="2"/>fs.readdir(), the callback must be called with the error as the first and <text:s/></text:p>
      <text:p text:style-name="P1"><text:s text:c="2"/>only argument. <text:s/></text:p>
      <text:p text:style-name="P1"><text:s text:c="3"/></text:p>
      <text:p text:style-name="P1"><text:s text:c="2"/>You must not print directly to the console from your module file, only <text:s/></text:p>
      <text:p text:style-name="P1"><text:s text:c="2"/>from your original program. <text:s/></text:p>
      <text:p text:style-name="P1"><text:soft-page-break/><text:s text:c="3"/></text:p>
      <text:p text:style-name="P1"><text:s text:c="2"/>In the case of an error bubbling up to your original program file, simply <text:s/></text:p>
      <text:p text:style-name="P1"><text:s text:c="2"/>check for it and print an informative message to the console. <text:s/></text:p>
      <text:p text:style-name="P1"><text:s text:c="3"/></text:p>
      <text:p text:style-name="P1"><text:s text:c="2"/>These four things are the contract that your module must follow. <text:s/></text:p>
      <text:p text:style-name="P1"><text:s text:c="3"/></text:p>
      <text:p text:style-name="P1"><text:s text:c="3"/>1. Export a single function that takes exactly the arguments described. <text:s/></text:p>
      <text:p text:style-name="P1"><text:s text:c="3"/>2. Call the callback exactly once with an error or some data as described. <text:s/></text:p>
      <text:p text:style-name="P1"><text:s text:c="3"/>3. Don't change anything else, like global variables or stdout. <text:s/></text:p>
      <text:p text:style-name="P1"><text:s text:c="3"/>4. Handle all the errors that may occur and pass them to the callback. <text:s/></text:p>
      <text:p text:style-name="P1"><text:s text:c="3"/></text:p>
      <text:p text:style-name="P1"><text:s text:c="2"/>The benefit of having a contract is that your module can be used by anyone <text:s/></text:p>
      <text:p text:style-name="P1"><text:s text:c="2"/>who expects this contract. So your module could be used by anyone else who <text:s/></text:p>
      <text:p text:style-name="P1"><text:s text:c="2"/>does learnyounode, or the verifier, and just work. <text:s/></text:p>
      <text:p text:style-name="P1"><text:s text:c="3"/></text:p>
      <text:p text:style-name="P1"><text:s/>───────────────────────────────────────────────────────────────────────────── <text:s/></text:p>
      <text:p text:style-name="P1"><text:s text:c="3"/></text:p>
      <text:p text:style-name="P1"><text:s/>## HINTS <text:s/></text:p>
      <text:p text:style-name="P1"><text:s text:c="3"/></text:p>
      <text:p text:style-name="P1"><text:s text:c="2"/>Create a new module by creating a new file (mymodule.js) that just <text:s/></text:p>
      <text:p text:style-name="P1"><text:s text:c="2"/>contains your directory reading and filtering function. To define a single <text:s/></text:p>
      <text:p text:style-name="P1"><text:s text:c="2"/>function export, you assign your function to the module.exports object, <text:s/></text:p>
      <text:p text:style-name="P1"><text:s text:c="2"/>overwriting what is already there: <text:s/></text:p>
      <text:p text:style-name="P1"><text:s text:c="3"/></text:p>
      <text:p text:style-name="P1"><text:s text:c="5"/>module.exports = function (args) { /* ... */ } <text:s/></text:p>
      <text:p text:style-name="P1"><text:s text:c="3"/></text:p>
      <text:p text:style-name="P1"><text:s text:c="2"/>Or you can use a named function and assign the name. <text:s/></text:p>
      <text:p text:style-name="P1"><text:s text:c="3"/></text:p>
      <text:p text:style-name="P1"><text:s text:c="2"/>To use your new module in your original program file (make-it-modular.js), <text:s/></text:p>
      <text:p text:style-name="P1"><text:s text:c="2"/>use the require() call in the same way that you require('fs') to load the <text:s/></text:p>
      <text:p text:style-name="P1"><text:s text:c="2"/>fs module. The only difference is that for local modules must be prefixed <text:s/></text:p>
      <text:p text:style-name="P1"><text:s text:c="2"/>with './'. So, if your file is named mymodule.js then: <text:s/></text:p>
      <text:p text:style-name="P1"><text:s text:c="3"/></text:p>
      <text:p text:style-name="P1"><text:s text:c="5"/>const mymodule = require('./mymodule.js') <text:s/></text:p>
      <text:p text:style-name="P1"><text:s text:c="3"/></text:p>
      <text:p text:style-name="P1"><text:s text:c="2"/>The '.js' is optional here and you will often see it omitted. <text:s/></text:p>
      <text:p text:style-name="P1"><text:s text:c="3"/></text:p>
      <text:p text:style-name="P1"><text:s text:c="2"/>You now have the module.exports object in your module assigned to the <text:s/></text:p>
      <text:p text:style-name="P1"><text:s text:c="2"/>mymodule variable. Since you are exporting a single function, mymodule is <text:s/></text:p>
      <text:p text:style-name="P1"><text:s text:c="2"/>a function you can call! <text:s/></text:p>
      <text:p text:style-name="P1"><text:s text:c="3"/></text:p>
      <text:p text:style-name="P1"><text:s text:c="2"/>Also keep in mind that it is idiomatic to check for errors and do <text:s/></text:p>
      <text:p text:style-name="P1"><text:s text:c="2"/>early-returns within callback functions: <text:s/></text:p>
      <text:p text:style-name="P1"><text:s text:c="3"/></text:p>
      <text:p text:style-name="P1"><text:s text:c="5"/>function bar (callback) { <text:s/></text:p>
      <text:p text:style-name="P1"><text:s text:c="7"/>foo(function (err, data) { <text:s/></text:p>
      <text:p text:style-name="P1"><text:s text:c="9"/>if (err) { return callback(err) } // early return <text:s/></text:p>
      <text:p text:style-name="P1"><text:s text:c="7"/></text:p>
      <text:p text:style-name="P1"><text:s text:c="9"/>// ... no error, continue doing cool things with `data` <text:s/></text:p>
      <text:p text:style-name="P1"><text:s text:c="7"/></text:p>
      <text:p text:style-name="P1"><text:soft-page-break/><text:s text:c="9"/>// all went well, call callback with `null` for the error argument <text:s/></text:p>
      <text:p text:style-name="P1"><text:s text:c="7"/></text:p>
      <text:p text:style-name="P1"><text:s text:c="9"/>callback(null, data) <text:s/></text:p>
      <text:p text:style-name="P1"><text:s text:c="7"/>}) <text:s/></text:p>
      <text:p text:style-name="P1"><text:s text:c="5"/>} <text:s/></text:p>
      <text:p text:style-name="P1"><text:s text:c="3"/></text:p>
      <text:p text:style-name="P1"><text:s text:c="2"/>Check to see if your program is correct by running this command: <text:s/></text:p>
      <text:p text:style-name="P1"><text:s text:c="3"/></text:p>
      <text:p text:style-name="P1"><text:s text:c="5"/>$ learnyounode verify make-it-modular.js <text:s/></text:p>
      <text:p text:style-name="P1"><text:s text:c="3"/></text:p>
      <text:p text:style-name="P1"><text:s/>───────────────────────────────────────────────────────────────────────────── <text:s/></text:p>
      <text:p text:style-name="P1"><text:s text:c="3"/></text:p>
      <text:p text:style-name="P1"><text:s text:c="3"/>» To print these instructions again, run: learnyounode print <text:s text:c="17"/></text:p>
      <text:p text:style-name="P1"><text:s text:c="3"/>» To execute your program in a test environment, run: learnyounode run <text:s text:c="75"/></text:p>
      <text:p text:style-name="P1"><text:s text:c="5"/>program.js <text:s text:c="65"/></text:p>
      <text:p text:style-name="P1"><text:s text:c="3"/>» To verify your program, run: learnyounode verify program.js <text:s text:c="16"/></text:p>
      <text:p text:style-name="P1"><text:s text:c="3"/>» For help run: learnyounode help <text:s text:c="3"/></text:p>
      <text:p text:style-name="P1">******************************************************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15:09:00.383830208</meta:creation-date>
    <dc:date>2021-01-06T15:11:59.108441663</dc:date>
    <meta:editing-duration>PT2M59S</meta:editing-duration>
    <meta:editing-cycles>1</meta:editing-cycles>
    <meta:document-statistic meta:table-count="0" meta:image-count="0" meta:object-count="0" meta:page-count="8" meta:paragraph-count="343" meta:word-count="1899" meta:character-count="14744" meta:non-whitespace-character-count="10712"/>
    <meta:generator>LibreOffice/6.4.6.2$Linux_X86_64 LibreOffice_project/40$Build-2</meta:generator>
  </office:meta>
</office:document-meta>
</file>